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ittel_20_og_20_innhold_7e_LT_7e_Gliederung_20_1">
      <style:paragraph-properties fo:margin-left="0in" fo:margin-right="0in" fo:margin-top="0.0445in" fo:margin-bottom="0in" style:contextual-spacing="false" fo:text-indent="0in" style:auto-text-indent="false"/>
      <style:text-properties fo:color="#000000" style:font-name="Arial1" fo:font-size="14pt" fo:font-weight="normal" style:font-size-asian="14pt" style:font-weight-asian="normal" style:font-size-complex="14pt" style:font-weight-complex="normal"/>
    </style:style>
    <style:style style:name="P2" style:family="paragraph" style:parent-style-name="Tittel_20_og_20_innhold_7e_LT_7e_Gliederung_20_1">
      <style:paragraph-properties fo:margin-left="0in" fo:margin-right="0in" fo:margin-top="0.0445in" fo:margin-bottom="0in" style:contextual-spacing="false" fo:text-align="center" style:justify-single-word="false" fo:text-indent="0in" style:auto-text-indent="false"/>
      <style:text-properties style:font-name="Arial1" fo:font-size="14pt" style:text-underline-style="solid" style:text-underline-width="auto" style:text-underline-color="font-color" fo:font-weight="bold" officeooo:rsid="000fc731" officeooo:paragraph-rsid="000fc731" style:font-size-asian="14pt" style:font-weight-asian="bold" style:font-size-complex="14pt" style:font-weight-complex="bold"/>
    </style:style>
    <style:style style:name="P3" style:family="paragraph" style:parent-style-name="Tittel_20_og_20_innhold_7e_LT_7e_Gliederung_20_1">
      <style:paragraph-properties fo:margin-left="0in" fo:margin-right="0in" fo:margin-top="0.0445in" fo:margin-bottom="0in" style:contextual-spacing="false" fo:text-align="center" style:justify-single-word="false" fo:text-indent="0in" style:auto-text-indent="false"/>
      <style:text-properties style:font-name="Arial1" fo:font-size="20pt" style:text-underline-style="solid" style:text-underline-width="auto" style:text-underline-color="font-color" fo:font-weight="bold" officeooo:rsid="000fc731" officeooo:paragraph-rsid="000fc731" style:font-size-asian="14pt" style:font-weight-asian="bold" style:font-size-complex="14pt" style:font-weight-complex="bold"/>
    </style:style>
    <style:style style:name="P4" style:family="paragraph" style:parent-style-name="Tittel_20_og_20_innhold_7e_LT_7e_Gliederung_20_1">
      <style:paragraph-properties fo:margin-left="0in" fo:margin-right="0in" fo:margin-top="0.0445in" fo:margin-bottom="0in" style:contextual-spacing="false" fo:text-align="start" style:justify-single-word="false" fo:text-indent="0in" style:auto-text-indent="false"/>
      <style:text-properties style:font-name="Arial1" fo:font-size="20pt" style:text-underline-style="solid" style:text-underline-width="auto" style:text-underline-color="font-color" fo:font-weight="bold" officeooo:rsid="0013754b" officeooo:paragraph-rsid="0013754b" style:font-size-asian="14pt" style:font-weight-asian="bold" style:font-size-complex="14pt" style:font-weight-complex="bold"/>
    </style:style>
    <style:style style:name="P5" style:family="paragraph" style:parent-style-name="Tittel_20_og_20_innhold_7e_LT_7e_Gliederung_20_1">
      <style:paragraph-properties fo:margin-left="0in" fo:margin-right="0in" fo:margin-top="0.0445in" fo:margin-bottom="0in" style:contextual-spacing="false" fo:text-align="start" style:justify-single-word="false" fo:text-indent="0in" style:auto-text-indent="false"/>
      <style:text-properties style:font-name="Arial1" fo:font-size="20pt" style:text-underline-style="solid" style:text-underline-width="auto" style:text-underline-color="font-color" fo:font-weight="bold" officeooo:rsid="0013754b" officeooo:paragraph-rsid="0013754b" style:font-size-asian="20pt" style:font-weight-asian="bold" style:font-size-complex="20pt" style:font-weight-complex="bold"/>
    </style:style>
    <style:style style:name="P6" style:family="paragraph" style:parent-style-name="Tittel_20_og_20_innhold_7e_LT_7e_Gliederung_20_1">
      <style:paragraph-properties fo:margin-left="0in" fo:margin-right="0in" fo:margin-top="0.0445in" fo:margin-bottom="0in" style:contextual-spacing="false" fo:text-align="start" style:justify-single-word="false" fo:text-indent="0in" style:auto-text-indent="false"/>
      <style:text-properties officeooo:paragraph-rsid="0013754b"/>
    </style:style>
    <style:style style:name="P7" style:family="paragraph" style:parent-style-name="Tittel_20_og_20_innhold_7e_LT_7e_Gliederung_20_1">
      <style:paragraph-properties fo:margin-left="0in" fo:margin-right="0in" fo:margin-top="0.0445in" fo:margin-bottom="0in" style:contextual-spacing="false" fo:text-indent="0in" style:auto-text-indent="false"/>
      <style:text-properties officeooo:rsid="00157398" officeooo:paragraph-rsid="00157398"/>
    </style:style>
    <style:style style:name="P8" style:family="paragraph" style:parent-style-name="Tittel_20_og_20_innhold_7e_LT_7e_Gliederung_20_1">
      <style:paragraph-properties fo:margin-left="0in" fo:margin-right="0in" fo:margin-top="0.0445in" fo:margin-bottom="0in" style:contextual-spacing="false" fo:text-indent="0in" style:auto-text-indent="false"/>
      <style:text-properties fo:font-weight="normal" officeooo:rsid="00157398" officeooo:paragraph-rsid="00157398" style:font-weight-asian="normal" style:font-weight-complex="normal"/>
    </style:style>
    <style:style style:name="P9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</style:style>
    <style:style style:name="P10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officeooo:paragraph-rsid="000fc731"/>
    </style:style>
    <style:style style:name="P11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officeooo:paragraph-rsid="001249f3"/>
    </style:style>
    <style:style style:name="P12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officeooo:paragraph-rsid="001fdd5f"/>
    </style:style>
    <style:style style:name="P13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style:font-name="Arial1" fo:font-size="14pt" fo:font-weight="normal" style:font-size-asian="14pt" style:font-weight-asian="normal" style:font-size-complex="14pt" style:font-weight-complex="normal"/>
    </style:style>
    <style:style style:name="P14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style:font-name="Arial1" fo:font-size="14pt" style:font-size-asian="14pt" style:font-size-complex="14pt"/>
    </style:style>
    <style:style style:name="P15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style:font-name="Arial1" fo:font-size="14pt" fo:font-weight="bold" officeooo:rsid="001249f3" officeooo:paragraph-rsid="001249f3" style:font-size-asian="14pt" style:font-weight-asian="bold" style:font-size-complex="14pt" style:font-weight-complex="bold"/>
    </style:style>
    <style:style style:name="P16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officeooo:rsid="001249f3" officeooo:paragraph-rsid="001249f3"/>
    </style:style>
    <style:style style:name="P17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fo:color="#000000" style:font-name="Arial1" fo:font-size="14pt" fo:font-weight="normal" style:font-size-asian="14pt" style:font-weight-asian="normal" style:font-size-complex="14pt" style:font-weight-complex="normal"/>
    </style:style>
    <style:style style:name="P18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indent="0in" style:auto-text-indent="false"/>
      <style:text-properties fo:color="#000000" style:font-name="Arial1" fo:font-size="14pt" fo:font-weight="normal" officeooo:rsid="001249f3" officeooo:paragraph-rsid="000fc731" style:font-size-asian="14pt" style:font-weight-asian="normal" style:font-size-complex="14pt" style:font-weight-complex="normal"/>
    </style:style>
    <style:style style:name="P19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align="start" style:justify-single-word="false" fo:text-indent="0in" style:auto-text-indent="false"/>
      <style:text-properties officeooo:paragraph-rsid="00157398"/>
    </style:style>
    <style:style style:name="P20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align="start" style:justify-single-word="false" fo:text-indent="0in" style:auto-text-indent="false"/>
      <style:text-properties fo:font-weight="normal" officeooo:rsid="00157398" officeooo:paragraph-rsid="00157398" style:font-weight-asian="normal" style:font-weight-complex="normal"/>
    </style:style>
    <style:style style:name="P21" style:family="paragraph" style:parent-style-name="Tittel_20_og_20_innhold_7e_LT_7e_Gliederung_20_1">
      <style:paragraph-properties fo:margin-left="0in" fo:margin-right="0in" fo:margin-top="0.0445in" fo:margin-bottom="0in" style:contextual-spacing="false" fo:text-indent="0in" style:auto-text-indent="false"/>
      <style:text-properties fo:font-weight="normal" officeooo:rsid="001e7cb2" officeooo:paragraph-rsid="00157398" style:font-weight-asian="normal" style:font-weight-complex="normal"/>
    </style:style>
    <style:style style:name="P22" style:family="paragraph" style:parent-style-name="Tittel_20_og_20_innhold_7e_LT_7e_Gliederung_20_1" style:list-style-name="L1">
      <style:paragraph-properties fo:margin-left="0in" fo:margin-right="0in" fo:margin-top="0.0445in" fo:margin-bottom="0in" style:contextual-spacing="false" fo:text-align="start" style:justify-single-word="false" fo:text-indent="0in" style:auto-text-indent="false"/>
      <style:text-properties officeooo:rsid="00157398" officeooo:paragraph-rsid="00157398"/>
    </style:style>
    <style:style style:name="T1" style:family="text">
      <style:text-properties fo:color="#000000" style:font-name="Arial1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" style:family="text">
      <style:text-properties fo:color="#000000" style:font-name="Arial1" fo:font-size="14pt" fo:font-style="italic" fo:font-weight="normal" officeooo:rsid="001249f3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color="#000000" style:font-name="Arial1" fo:font-size="14pt" fo:font-style="italic" fo:font-weight="normal" officeooo:rsid="0017652b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000000" style:font-name="Arial1" fo:font-size="14pt" fo:font-style="italic" officeooo:rsid="001249f3" style:font-size-asian="14pt" style:font-style-asian="italic" style:font-size-complex="14pt" style:font-style-complex="italic"/>
    </style:style>
    <style:style style:name="T5" style:family="text">
      <style:text-properties fo:color="#000000" style:font-name="Arial1" fo:font-size="14pt" fo:font-style="italic" style:text-underline-style="none" style:font-size-asian="14pt" style:font-style-asian="italic" style:font-size-complex="14pt" style:font-style-complex="italic"/>
    </style:style>
    <style:style style:name="T6" style:family="text">
      <style:text-properties fo:color="#000000" style:font-name="Arial1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color="#000000" style:font-name="Arial1" fo:font-size="14pt" fo:font-weight="normal" officeooo:rsid="000fc731" style:font-size-asian="14pt" style:font-weight-asian="normal" style:font-size-complex="14pt" style:font-weight-complex="normal"/>
    </style:style>
    <style:style style:name="T8" style:family="text">
      <style:text-properties fo:color="#000000" style:font-name="Arial1" fo:font-size="14pt" fo:font-weight="normal" officeooo:rsid="001249f3" style:font-size-asian="14pt" style:font-weight-asian="normal" style:font-size-complex="14pt" style:font-weight-complex="normal"/>
    </style:style>
    <style:style style:name="T9" style:family="text">
      <style:text-properties fo:color="#000000" style:font-name="Arial1" fo:font-size="14pt" fo:font-weight="normal" officeooo:rsid="00157398" style:font-size-asian="14pt" style:font-weight-asian="normal" style:font-size-complex="14pt" style:font-weight-complex="normal"/>
    </style:style>
    <style:style style:name="T10" style:family="text">
      <style:text-properties fo:color="#000000" style:font-name="Arial1" fo:font-size="14pt" fo:font-weight="normal" officeooo:rsid="00191c9e" style:font-size-asian="14pt" style:font-weight-asian="normal" style:font-size-complex="14pt" style:font-weight-complex="normal"/>
    </style:style>
    <style:style style:name="T11" style:family="text">
      <style:text-properties fo:color="#000000" style:font-name="Arial1" fo:font-size="14pt" fo:font-weight="normal" officeooo:rsid="0019e98b" style:font-size-asian="14pt" style:font-weight-asian="normal" style:font-size-complex="14pt" style:font-weight-complex="normal"/>
    </style:style>
    <style:style style:name="T12" style:family="text">
      <style:text-properties fo:color="#000000" style:font-name="Arial1" fo:font-size="14pt" fo:font-weight="normal" officeooo:rsid="001b870c" style:font-size-asian="14pt" style:font-weight-asian="normal" style:font-size-complex="14pt" style:font-weight-complex="normal"/>
    </style:style>
    <style:style style:name="T13" style:family="text">
      <style:text-properties fo:color="#000000" style:font-name="Arial1" fo:font-size="14pt" fo:font-weight="normal" officeooo:rsid="001fdd5f" style:font-size-asian="14pt" style:font-weight-asian="normal" style:font-size-complex="14pt" style:font-weight-complex="normal"/>
    </style:style>
    <style:style style:name="T14" style:family="text">
      <style:text-properties fo:color="#000000" style:font-name="Arial1" fo:font-size="14pt" fo:font-weight="bold" officeooo:rsid="001249f3" style:font-size-asian="14pt" style:font-weight-asian="bold" style:font-size-complex="14pt" style:font-weight-complex="bold"/>
    </style:style>
    <style:style style:name="T15" style:family="text">
      <style:text-properties fo:color="#000000" style:font-name="Arial1" fo:font-size="14pt" fo:font-weight="bold" officeooo:rsid="0019e98b" style:font-size-asian="14pt" style:font-weight-asian="bold" style:font-size-complex="14pt" style:font-weight-complex="bold"/>
    </style:style>
    <style:style style:name="T16" style:family="text">
      <style:text-properties fo:color="#000000" style:font-name="Arial1" fo:font-size="14pt" fo:font-weight="bold" officeooo:rsid="001fdd5f" style:font-size-asian="14pt" style:font-weight-asian="bold" style:font-size-complex="14pt" style:font-weight-complex="bold"/>
    </style:style>
    <style:style style:name="T17" style:family="text">
      <style:text-properties fo:color="#000000" style:font-name="Arial1" fo:font-size="14pt" officeooo:rsid="001249f3" style:font-size-asian="14pt" style:font-size-complex="14pt"/>
    </style:style>
    <style:style style:name="T18" style:family="text">
      <style:text-properties fo:color="#000000" style:font-name="Arial1" fo:font-size="14pt" style:text-underline-style="none" style:font-size-asian="14pt" style:font-size-complex="14pt"/>
    </style:style>
    <style:style style:name="T19" style:family="text">
      <style:text-properties fo:color="#000000" style:font-name="Arial1" fo:font-size="14pt" style:text-underline-style="none" officeooo:rsid="001b870c" style:font-size-asian="14pt" style:font-size-complex="14pt"/>
    </style:style>
    <style:style style:name="T20" style:family="text">
      <style:text-properties fo:color="#000000" style:font-name="Arial1" fo:font-size="14pt" style:text-underline-style="none" officeooo:rsid="000fc731" style:font-size-asian="14pt" style:font-size-complex="14pt"/>
    </style:style>
    <style:style style:name="T21" style:family="text">
      <style:text-properties fo:color="#000000" style:font-name="Arial1" fo:font-size="14pt" style:text-underline-style="none" fo:font-weight="normal" style:font-size-asian="14pt" style:font-weight-asian="normal" style:font-size-complex="14pt" style:font-weight-complex="normal"/>
    </style:style>
    <style:style style:name="T22" style:family="text">
      <style:text-properties fo:color="#000000" style:font-name="Arial1" fo:font-size="14pt" style:text-underline-style="none" fo:font-weight="bold" style:font-size-asian="14pt" style:font-weight-asian="bold" style:font-size-complex="14pt" style:font-weight-complex="bold"/>
    </style:style>
    <style:style style:name="T23" style:family="text">
      <style:text-properties fo:color="#000000" style:font-name="Arial1" fo:font-size="14pt" style:text-underline-style="none" fo:font-weight="bold" officeooo:rsid="001249f3" style:font-size-asian="14pt" style:font-weight-asian="bold" style:font-size-complex="14pt" style:font-weight-complex="bold"/>
    </style:style>
    <style:style style:name="T24" style:family="text">
      <style:text-properties fo:color="#000000"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5" style:family="text">
      <style:text-properties fo:color="#000000" style:font-name="Arial1" fo:font-size="20pt" style:text-underline-style="solid" style:text-underline-width="auto" style:text-underline-color="font-color" fo:font-weight="bold" officeooo:rsid="0016ba57" style:font-size-asian="20pt" style:font-weight-asian="bold" style:font-size-complex="20pt" style:font-weight-complex="bold"/>
    </style:style>
    <style:style style:name="T26" style:family="text">
      <style:text-properties style:font-name="Arial1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Arial1" fo:font-size="14pt" fo:font-weight="normal" officeooo:rsid="000fc731" style:font-size-asian="14pt" style:font-weight-asian="normal" style:font-size-complex="14pt" style:font-weight-complex="normal"/>
    </style:style>
    <style:style style:name="T28" style:family="text">
      <style:text-properties style:font-name="Arial1" fo:font-size="14pt" fo:font-weight="normal" officeooo:rsid="001249f3" style:font-size-asian="14pt" style:font-weight-asian="normal" style:font-size-complex="14pt" style:font-weight-complex="normal"/>
    </style:style>
    <style:style style:name="T29" style:family="text">
      <style:text-properties style:font-name="Arial1" fo:font-size="14pt" fo:font-weight="normal" officeooo:rsid="00157398" style:font-size-asian="14pt" style:font-weight-asian="normal" style:font-size-complex="14pt" style:font-weight-complex="normal"/>
    </style:style>
    <style:style style:name="T30" style:family="text">
      <style:text-properties style:font-name="Arial1" fo:font-size="14pt" fo:font-weight="normal" officeooo:rsid="0016ba57" style:font-size-asian="14pt" style:font-weight-asian="normal" style:font-size-complex="14pt" style:font-weight-complex="normal"/>
    </style:style>
    <style:style style:name="T31" style:family="text">
      <style:text-properties style:font-name="Arial1" fo:font-size="14pt" fo:font-weight="normal" officeooo:rsid="0017652b" style:font-size-asian="14pt" style:font-weight-asian="normal" style:font-size-complex="14pt" style:font-weight-complex="normal"/>
    </style:style>
    <style:style style:name="T32" style:family="text">
      <style:text-properties style:font-name="Arial1" fo:font-size="14pt" fo:font-weight="normal" officeooo:rsid="001b870c" style:font-size-asian="14pt" style:font-weight-asian="normal" style:font-size-complex="14pt" style:font-weight-complex="normal"/>
    </style:style>
    <style:style style:name="T33" style:family="text">
      <style:text-properties style:font-name="Arial1" fo:font-size="14pt" style:font-size-asian="14pt" style:font-size-complex="14pt"/>
    </style:style>
    <style:style style:name="T34" style:family="text">
      <style:text-properties style:font-name="Arial1" fo:font-size="14pt" officeooo:rsid="0019e98b" style:font-size-asian="14pt" style:font-size-complex="14pt"/>
    </style:style>
    <style:style style:name="T35" style:family="text">
      <style:text-properties style:font-name="Arial1" fo:font-size="14pt" officeooo:rsid="001b870c" style:font-size-asian="14pt" style:font-size-complex="14pt"/>
    </style:style>
    <style:style style:name="T36" style:family="text">
      <style:text-properties style:font-name="Arial1" fo:font-size="14pt" fo:font-weight="bold" officeooo:rsid="00123ec4" style:font-size-asian="14pt" style:font-weight-asian="bold" style:font-size-complex="14pt" style:font-weight-complex="bold"/>
    </style:style>
    <style:style style:name="T37" style:family="text">
      <style:text-properties style:font-name="Arial1" fo:font-size="14pt" fo:font-weight="bold" officeooo:rsid="001249f3" style:font-size-asian="14pt" style:font-weight-asian="bold" style:font-size-complex="14pt" style:font-weight-complex="bold"/>
    </style:style>
    <style:style style:name="T38" style:family="text">
      <style:text-properties style:font-name="Arial1" fo:font-size="14pt" fo:font-weight="bold" officeooo:rsid="001fdd5f" style:font-size-asian="14pt" style:font-weight-asian="bold" style:font-size-complex="14pt" style:font-weight-complex="bold"/>
    </style:style>
    <style:style style:name="T39" style:family="text">
      <style:text-properties style:font-name="Arial1" fo:font-size="14pt" fo:font-style="italic" style:font-size-asian="14pt" style:font-style-asian="italic" style:font-size-complex="14pt" style:font-style-complex="italic"/>
    </style:style>
    <style:style style:name="T40" style:family="text">
      <style:text-properties style:font-name="Arial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style:font-name="Arial1" fo:font-size="14pt" fo:font-style="normal" fo:font-weight="normal" officeooo:rsid="00157398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Arial1" fo:font-size="14pt" fo:font-style="normal" fo:font-weight="normal" officeooo:rsid="001249f3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style:font-name="Arial1" fo:font-size="20pt" style:text-underline-style="solid" style:text-underline-width="auto" style:text-underline-color="font-color" fo:font-weight="bold" officeooo:rsid="0013754b" style:font-size-asian="20pt" style:font-weight-asian="bold" style:font-size-complex="20pt" style:font-weight-complex="bold"/>
    </style:style>
    <style:style style:name="T44" style:family="text">
      <style:text-properties style:font-name="Arial1" fo:font-size="20pt" style:text-underline-style="solid" style:text-underline-width="auto" style:text-underline-color="font-color" fo:font-weight="bold" officeooo:rsid="0016ba57" style:font-size-asian="20pt" style:font-weight-asian="bold" style:font-size-complex="20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ist of Articles</text:p>
      <text:p text:style-name="P3"/>
      <text:p text:style-name="P4">Journal papers</text:p>
      <text:p text:style-name="P2"/>
      <text:list xml:id="list1239051146788720448" text:style-name="L1">
        <text:list-item>
          <text:p text:style-name="P10"><text:span text:style-name="T26">Siddiqui MS, </text:span><text:span text:style-name="Strong_20_Emphasis"><text:span text:style-name="T26">Rasheed A</text:span></text:span><text:span text:style-name="T26">, Kvamsdal T, Tabib M, </text:span><text:span text:style-name="Emphasis"><text:span text:style-name="T26">Three Dimensional Variable Turbulent Intensity Flow Field Characterization of a Vertical Axis Wind Turbine</text:span></text:span><text:span text:style-name="T26">, Energy Procedia, 80:312-320, 2015. </text:span><text:span text:style-name="T36">(Published)</text:span></text:p>
        </text:list-item>
      </text:list>
      <text:p text:style-name="P1"/>
      <text:list xml:id="list4236809654074" text:continue-numbering="true" text:style-name="L1">
        <text:list-item>
          <text:p text:style-name="P9"><text:span text:style-name="T26">Siddiqui M</text:span><text:span text:style-name="T32">S</text:span><text:span text:style-name="T26">, </text:span><text:span text:style-name="Strong_20_Emphasis"><text:span text:style-name="T26">Rasheed A</text:span></text:span><text:span text:style-name="T26">, Tabib M, Kvamsdal T, </text:span><text:span text:style-name="Emphasis"><text:span text:style-name="T26">Numerical analysis of the NREL 5MW wind turbine: A </text:span></text:span><text:span text:style-name="Emphasis"><text:span text:style-name="T31">S</text:span></text:span><text:span text:style-name="Emphasis"><text:span text:style-name="T26">tudy </text:span></text:span><text:span text:style-name="Emphasis"><text:span text:style-name="T31">T</text:span></text:span><text:span text:style-name="Emphasis"><text:span text:style-name="T26">owards a </text:span></text:span><text:span text:style-name="Emphasis"><text:span text:style-name="T31">B</text:span></text:span><text:span text:style-name="Emphasis"><text:span text:style-name="T26">etter </text:span></text:span><text:span text:style-name="Emphasis"><text:span text:style-name="T31">U</text:span></text:span><text:span text:style-name="Emphasis"><text:span text:style-name="T26">nderstanding of Wake Dynamics and Torque Generation </text:span></text:span><text:span text:style-name="Emphasis"><text:span text:style-name="T32">M</text:span></text:span><text:span text:style-name="Emphasis"><text:span text:style-name="T26">echanism, </text:span></text:span><text:span text:style-name="T26">Journal of Physics Conf. Series 753 (2016), 032059. </text:span><text:span text:style-name="T36"><text:s/>(Published)</text:span></text:p>
          <text:p text:style-name="P13"/>
        </text:list-item>
        <text:list-item>
          <text:p text:style-name="P10"><text:span text:style-name="T26">Siddiqui M</text:span><text:span text:style-name="T32">S</text:span><text:span text:style-name="T26">, </text:span><text:span text:style-name="Strong_20_Emphasis"><text:span text:style-name="T26">Rasheed A</text:span></text:span><text:span text:style-name="T26">, Tabib M, Kvamsdal T, </text:span><text:span text:style-name="T1">Numerical Frame Work for NREL 5MW Wind Turbine using Variable Level of Geometric Approximations</text:span><text:span text:style-name="Emphasis"><text:span text:style-name="T26">, </text:span></text:span><text:span text:style-name="T26">Journal of </text:span><text:span text:style-name="T27">Wind Energy. </text:span><text:span text:style-name="T38">(under preparation)</text:span></text:p>
          <text:p text:style-name="P14"/>
        </text:list-item>
        <text:list-item>
          <text:p text:style-name="P16"><text:span text:style-name="T26">Siddiqui M</text:span><text:span text:style-name="T32">S</text:span><text:span text:style-name="T26">, </text:span><text:span text:style-name="Strong_20_Emphasis"><text:span text:style-name="T26">Rasheed A</text:span></text:span><text:span text:style-name="T26">, Tabib M, Kvamsdal T, </text:span><text:span text:style-name="T1">Numerical Study </text:span><text:span text:style-name="T3">T</text:span><text:span text:style-name="T1">owards Stationary and Dynamic Stall Characteristics of NACA0015 Airfoil</text:span><text:span text:style-name="Emphasis"><text:span text:style-name="T26">, </text:span></text:span><text:span text:style-name="T26">Journal of </text:span><text:span text:style-name="T27">Wind Engineering &amp; Industrial Aerodynamics. </text:span><text:span text:style-name="T38">(under preparation)</text:span></text:p>
          <text:p text:style-name="P15"/>
          <text:p text:style-name="P15"/>
        </text:list-item>
      </text:list>
      <text:p text:style-name="P5">Conference papers</text:p>
      <text:list xml:id="list4236325631317" text:continue-numbering="true" text:style-name="L1">
        <text:list-item>
          <text:p text:style-name="P11"><text:span text:style-name="T26">Siddiqui M</text:span><text:span text:style-name="T32">S</text:span><text:span text:style-name="T26">, </text:span><text:span text:style-name="Strong_20_Emphasis"><text:span text:style-name="T26">Rasheed A</text:span></text:span><text:span text:style-name="T26">, Tabib M, Kvamsdal T</text:span><text:span text:style-name="Emphasis"><text:span text:style-name="T26">, Numerical Modeling Framework for Wind Turbine Analysis &amp; Atmospheric Boundary Layer Interaction, </text:span></text:span><text:span text:style-name="T26">AIAA SciTech Conference </text:span><text:span text:style-name="T28">2017</text:span><text:span text:style-name="T26">, </text:span><text:span text:style-name="T29">Gra</text:span><text:span text:style-name="T32">p</text:span><text:span text:style-name="T29">evine Texas, </text:span><text:span text:style-name="T28">USA.</text:span><text:span text:style-name="T26"> </text:span><text:span text:style-name="T37">(</text:span><text:span text:style-name="T38">Published</text:span><text:span text:style-name="T37">)</text:span></text:p>
          <text:p text:style-name="P9"/>
        </text:list-item>
        <text:list-item>
          <text:p text:style-name="P10"><text:span text:style-name="T6">Siddiqui </text:span><text:span text:style-name="T12">MS</text:span><text:span text:style-name="T6">, </text:span><text:span text:style-name="Strong_20_Emphasis"><text:span text:style-name="T6">Rasheed A</text:span></text:span><text:span text:style-name="T6">, Tabib M, Kvamsdal T</text:span><text:span text:style-name="Emphasis"><text:span text:style-name="T6">, Explaining the Torque vs TSR </text:span></text:span><text:span text:style-name="Emphasis"><text:span text:style-name="T10">C</text:span></text:span><text:span text:style-name="Emphasis"><text:span text:style-name="T6">urve in a Fully Resolved Setting on a Mega Watt Size Wind Turbine. </text:span></text:span><text:span text:style-name="T8">1</text:span><text:span text:style-name="T10">4</text:span><text:span text:style-name="T8">th Deep Sea Offshore Wind R&amp;D Conference, Deepwind, Trondheim, Norway. </text:span><text:span text:style-name="T15">(</text:span><text:span text:style-name="T16">under preparation</text:span><text:span text:style-name="T15">)</text:span></text:p>
          <text:p text:style-name="P17"/>
          <text:p text:style-name="P10"><text:span text:style-name="T15"/></text:p>
          <text:p text:style-name="P18"><text:soft-page-break/></text:p>
        </text:list-item>
        <text:list-item>
          <text:p text:style-name="P12"><text:span text:style-name="T6">Siddiqui </text:span><text:span text:style-name="T12">MS</text:span><text:span text:style-name="T6">, </text:span><text:span text:style-name="Strong_20_Emphasis"><text:span text:style-name="T6">Rasheed A</text:span></text:span><text:span text:style-name="T6">, Tabib M, Kvamsdal T</text:span><text:span text:style-name="Emphasis"><text:span text:style-name="T6">, On the interaction between Windfarms and Marine Boundary Layer, </text:span></text:span><text:span text:style-name="T33">37th International Conference on Ocean, Offshore &amp; Arctic Engineering </text:span><text:span text:style-name="T34">(</text:span><text:span text:style-name="T7">OMAE</text:span><text:span text:style-name="T11">)</text:span><text:span text:style-name="T7"> 2017, </text:span><text:span text:style-name="T9">Trondheim,</text:span><text:span text:style-name="T7"> </text:span><text:span text:style-name="T8">Norway. </text:span><text:span text:style-name="T14">(</text:span><text:span text:style-name="T16">Submitted</text:span><text:span text:style-name="T14">)</text:span></text:p>
        </text:list-item>
        <text:list-item>
          <text:p text:style-name="P12"><text:span text:style-name="T8">Siddiqui </text:span><text:span text:style-name="T12">MS</text:span><text:span text:style-name="T8">, </text:span><text:span text:style-name="Strong_20_Emphasis"><text:span text:style-name="T8">Rasheed A</text:span></text:span><text:span text:style-name="T8">, Tabib M, Kvamsdal T</text:span><text:span text:style-name="Emphasis"><text:span text:style-name="T8">, </text:span></text:span><text:span text:style-name="Emphasis"><text:span text:style-name="T13">Infludence of Tip Speed Ratio on Wake Flow <text:s/>Characteristics Utilizing <text:s/>Fully Resolved CFD Methodology</text:span></text:span><text:span text:style-name="Emphasis"><text:span text:style-name="T8">, </text:span></text:span><text:span text:style-name="Emphasis"><text:span text:style-name="T13">Wake Conferecne Visby, Sweden 2017</text:span></text:span><text:span text:style-name="T8">. </text:span><text:span text:style-name="T14">(</text:span><text:span text:style-name="T16">under prepapration</text:span><text:span text:style-name="T14">)</text:span></text:p>
        </text:list-item>
      </text:list>
      <text:p text:style-name="P6"/>
      <text:p text:style-name="P6"><text:span text:style-name="T43">Poster presnetatio</text:span><text:span text:style-name="T44">ns</text:span></text:p>
      <text:list xml:id="list4237364651921" text:continue-numbering="true" text:style-name="L1">
        <text:list-item>
          <text:p text:style-name="P19"><text:span text:style-name="T26">Siddiqui </text:span><text:span text:style-name="T32">MS</text:span><text:span text:style-name="T26">, </text:span><text:span text:style-name="Strong_20_Emphasis"><text:span text:style-name="T26">Rasheed A</text:span></text:span><text:span text:style-name="T26">, Tabib M, Kvamsdal T</text:span><text:span text:style-name="Emphasis"><text:span text:style-name="T26">, <text:s/></text:span></text:span><text:span text:style-name="Emphasis"><text:span text:style-name="T29">Fluid Surface Interaction(FSI) </text:span></text:span><text:span text:style-name="Emphasis"><text:span text:style-name="T30">A</text:span></text:span><text:span text:style-name="Emphasis"><text:span text:style-name="T29">nalysis of Mega Watt Size Offshore Wind Turbine, </text:span></text:span><text:span text:style-name="Emphasis"><text:span text:style-name="T41">Math Meets Industry Conference, 22-33 September, Trondheim, Norway</text:span></text:span><text:span text:style-name="T42">.</text:span><text:span text:style-name="T40"> </text:span></text:p>
          <text:p text:style-name="P20"/>
        </text:list-item>
        <text:list-item>
          <text:p text:style-name="P20"><text:span text:style-name="T33">Siddiqui </text:span><text:span text:style-name="T35">MS</text:span><text:span text:style-name="T33">, </text:span><text:span text:style-name="Strong_20_Emphasis"><text:span text:style-name="T26">Rasheed A</text:span></text:span><text:span text:style-name="T33">, Tabib M, Kvamsdal T</text:span><text:span text:style-name="Emphasis"><text:span text:style-name="T33">, <text:s/></text:span></text:span><text:span text:style-name="Emphasis"><text:span text:style-name="T39">Nu</text:span></text:span><text:span text:style-name="T4">merical Analysis of NREL 5MW Wind Turbine: A Study Towards a Better Understanding of Wake Characteristic and Torque Generation Mechanism</text:span><text:span text:style-name="T17"> ”, The Science of Making Torque from Wind Conference, Torque, 4-7 October, Munich, Germany.</text:span></text:p>
        </text:list-item>
      </text:list>
      <text:p text:style-name="P7"/>
      <text:list xml:id="list4236941879031" text:continue-numbering="true" text:style-name="L1">
        <text:list-item>
          <text:p text:style-name="P22"><text:span text:style-name="T8">Siddiqui </text:span><text:span text:style-name="T12">MS</text:span><text:span text:style-name="T8">, </text:span><text:span text:style-name="Strong_20_Emphasis"><text:span text:style-name="T8">Rasheed A</text:span></text:span><text:span text:style-name="T8">, </text:span><text:span text:style-name="T6">Kvamsdal T, </text:span><text:span text:style-name="T8">Tabib M</text:span><text:span text:style-name="Emphasis"><text:span text:style-name="T8">, </text:span></text:span><text:span text:style-name="T2">Three Dimensional Variable Turbulent Intensity Flow Field Characterization of a Vertical</text:span></text:p>
        </text:list-item>
      </text:list>
      <text:p text:style-name="P8"><text:span text:style-name="T4">Axis Wind Turbine</text:span><text:span text:style-name="T17">”, 12th Deep Sea Offshore Wind R&amp;D Conference, Deepwind, 4-6 February 2015, Trondheim, Norway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tellysbilde_7e_LT_7e_Gliederung_20_1" style:display-name="Tittellysbilde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lysbilde_7e_LT_7e_Gliederung_20_2" style:display-name="Tittellysbilde~LT~Gliederung 2" style:family="paragraph" style:parent-style-name="Tittellysbilde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tellysbilde_7e_LT_7e_Gliederung_20_3" style:display-name="Tittellysbilde~LT~Gliederung 3" style:family="paragraph" style:parent-style-name="Tittellysbilde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tellysbilde_7e_LT_7e_Gliederung_20_4" style:display-name="Tittellysbilde~LT~Gliederung 4" style:family="paragraph" style:parent-style-name="Tittellysbilde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tellysbilde_7e_LT_7e_Gliederung_20_5" style:display-name="Tittellysbilde~LT~Gliederung 5" style:family="paragraph" style:parent-style-name="Tittellysbilde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lysbilde_7e_LT_7e_Gliederung_20_6" style:display-name="Tittellysbilde~LT~Gliederung 6" style:family="paragraph" style:parent-style-name="Tittellysbilde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lysbilde_7e_LT_7e_Gliederung_20_7" style:display-name="Tittellysbilde~LT~Gliederung 7" style:family="paragraph" style:parent-style-name="Tittellysbilde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lysbilde_7e_LT_7e_Gliederung_20_8" style:display-name="Tittellysbilde~LT~Gliederung 8" style:family="paragraph" style:parent-style-name="Tittellysbilde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lysbilde_7e_LT_7e_Gliederung_20_9" style:display-name="Tittellysbilde~LT~Gliederung 9" style:family="paragraph" style:parent-style-name="Tittellysbilde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lysbilde_7e_LT_7e_Titel" style:display-name="Tittellysbilde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lysbilde_7e_LT_7e_Untertitel" style:display-name="Tittellysbil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lysbilde_7e_LT_7e_Notizen" style:display-name="Tittellysbil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lysbilde_7e_LT_7e_Hintergrundobjekte" style:display-name="Tittellysbil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tellysbilde_7e_LT_7e_Hintergrund" style:display-name="Tittellysbil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_20_og_20_innhold_7e_LT_7e_Gliederung_20_1" style:display-name="Tittel og innhold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_20_og_20_innhold_7e_LT_7e_Gliederung_20_2" style:display-name="Tittel og innhold~LT~Gliederung 2" style:family="paragraph" style:parent-style-name="Tittel_20_og_20_innhold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tel_20_og_20_innhold_7e_LT_7e_Gliederung_20_3" style:display-name="Tittel og innhold~LT~Gliederung 3" style:family="paragraph" style:parent-style-name="Tittel_20_og_20_innhold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tel_20_og_20_innhold_7e_LT_7e_Gliederung_20_4" style:display-name="Tittel og innhold~LT~Gliederung 4" style:family="paragraph" style:parent-style-name="Tittel_20_og_20_innhold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tel_20_og_20_innhold_7e_LT_7e_Gliederung_20_5" style:display-name="Tittel og innhold~LT~Gliederung 5" style:family="paragraph" style:parent-style-name="Tittel_20_og_20_innhold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_20_og_20_innhold_7e_LT_7e_Gliederung_20_6" style:display-name="Tittel og innhold~LT~Gliederung 6" style:family="paragraph" style:parent-style-name="Tittel_20_og_20_innhold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_20_og_20_innhold_7e_LT_7e_Gliederung_20_7" style:display-name="Tittel og innhold~LT~Gliederung 7" style:family="paragraph" style:parent-style-name="Tittel_20_og_20_innhold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_20_og_20_innhold_7e_LT_7e_Gliederung_20_8" style:display-name="Tittel og innhold~LT~Gliederung 8" style:family="paragraph" style:parent-style-name="Tittel_20_og_20_innhold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_20_og_20_innhold_7e_LT_7e_Gliederung_20_9" style:display-name="Tittel og innhold~LT~Gliederung 9" style:family="paragraph" style:parent-style-name="Tittel_20_og_20_innhold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tel_20_og_20_innhold_7e_LT_7e_Titel" style:display-name="Tittel og innhold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_20_og_20_innhold_7e_LT_7e_Untertitel" style:display-name="Tittel og innhold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_20_og_20_innhold_7e_LT_7e_Notizen" style:display-name="Tittel og innhold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tel_20_og_20_innhold_7e_LT_7e_Hintergrundobjekte" style:display-name="Tittel og innhol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tel_20_og_20_innhold_7e_LT_7e_Hintergrund" style:display-name="Tittel og innhol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om_7e_LT_7e_Gliederung_20_1" style:display-name="Tom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om_7e_LT_7e_Gliederung_20_2" style:display-name="Tom~LT~Gliederung 2" style:family="paragraph" style:parent-style-name="Tom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om_7e_LT_7e_Gliederung_20_3" style:display-name="Tom~LT~Gliederung 3" style:family="paragraph" style:parent-style-name="Tom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om_7e_LT_7e_Gliederung_20_4" style:display-name="Tom~LT~Gliederung 4" style:family="paragraph" style:parent-style-name="Tom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om_7e_LT_7e_Gliederung_20_5" style:display-name="Tom~LT~Gliederung 5" style:family="paragraph" style:parent-style-name="Tom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_7e_LT_7e_Gliederung_20_6" style:display-name="Tom~LT~Gliederung 6" style:family="paragraph" style:parent-style-name="Tom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_7e_LT_7e_Gliederung_20_7" style:display-name="Tom~LT~Gliederung 7" style:family="paragraph" style:parent-style-name="Tom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_7e_LT_7e_Gliederung_20_8" style:display-name="Tom~LT~Gliederung 8" style:family="paragraph" style:parent-style-name="Tom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_7e_LT_7e_Gliederung_20_9" style:display-name="Tom~LT~Gliederung 9" style:family="paragraph" style:parent-style-name="Tom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_7e_LT_7e_Titel" style:display-name="Tom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om_7e_LT_7e_Untertitel" style:display-name="Tom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om_7e_LT_7e_Notizen" style:display-name="Tom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om_7e_LT_7e_Hintergrundobjekte" style:display-name="Tom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om_7e_LT_7e_Hintergrund" style:display-name="Tom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re_20_tittel_7e_LT_7e_Gliederung_20_1" style:display-name="Bare tittel~LT~Gliederung 1" style:family="paragraph" style:default-outline-level="">
      <style:paragraph-properties fo:margin-top="0in" fo:margin-bottom="0.1965in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re_20_tittel_7e_LT_7e_Gliederung_20_2" style:display-name="Bare tittel~LT~Gliederung 2" style:family="paragraph" style:parent-style-name="Bare_20_tittel_7e_LT_7e_Gliederung_20_1" style:default-outline-level="">
      <style:paragraph-properties fo:margin-top="0in" fo:margin-bottom="0.1575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are_20_tittel_7e_LT_7e_Gliederung_20_3" style:display-name="Bare tittel~LT~Gliederung 3" style:family="paragraph" style:parent-style-name="Bare_20_tittel_7e_LT_7e_Gliederung_20_2" style:default-outline-level="">
      <style:paragraph-properties fo:margin-top="0in" fo:margin-bottom="0.1181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6pt" fo:letter-spacing="normal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Bare_20_tittel_7e_LT_7e_Gliederung_20_4" style:display-name="Bare tittel~LT~Gliederung 4" style:family="paragraph" style:parent-style-name="Bare_20_tittel_7e_LT_7e_Gliederung_20_3" style:default-outline-level="">
      <style:paragraph-properties fo:margin-top="0in" fo:margin-bottom="0.0783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are_20_tittel_7e_LT_7e_Gliederung_20_5" style:display-name="Bare tittel~LT~Gliederung 5" style:family="paragraph" style:parent-style-name="Bare_20_tittel_7e_LT_7e_Gliederung_20_4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re_20_tittel_7e_LT_7e_Gliederung_20_6" style:display-name="Bare tittel~LT~Gliederung 6" style:family="paragraph" style:parent-style-name="Bare_20_tittel_7e_LT_7e_Gliederung_20_5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re_20_tittel_7e_LT_7e_Gliederung_20_7" style:display-name="Bare tittel~LT~Gliederung 7" style:family="paragraph" style:parent-style-name="Bare_20_tittel_7e_LT_7e_Gliederung_20_6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re_20_tittel_7e_LT_7e_Gliederung_20_8" style:display-name="Bare tittel~LT~Gliederung 8" style:family="paragraph" style:parent-style-name="Bare_20_tittel_7e_LT_7e_Gliederung_20_7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re_20_tittel_7e_LT_7e_Gliederung_20_9" style:display-name="Bare tittel~LT~Gliederung 9" style:family="paragraph" style:parent-style-name="Bare_20_tittel_7e_LT_7e_Gliederung_20_8" style:default-outline-level="">
      <style:paragraph-properties fo:margin-top="0in" fo:margin-bottom="0.0398in" style:contextual-spacing="false" fo:text-align="start" style:justify-single-word="false"/>
      <style:text-properties fo:color="#000000" style:text-outline="false" style:text-line-through-style="none" style:text-line-through-type="none" style:font-name="Arial" fo:font-family="Arial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are_20_tittel_7e_LT_7e_Titel" style:display-name="Bare tittel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re_20_tittel_7e_LT_7e_Untertitel" style:display-name="Bare tittel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re_20_tittel_7e_LT_7e_Notizen" style:display-name="Bare tittel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re_20_tittel_7e_LT_7e_Hintergrundobjekte" style:display-name="Bare tittel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re_20_tittel_7e_LT_7e_Hintergrund" style:display-name="Bare tittel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ing_20_2" style:display-name="Heading 2" style:family="paragraph" style:parent-style-name="Heading" style:class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4:37:15.769632430</meta:creation-date>
    <dc:date>2017-03-05T00:42:35.439434763</dc:date>
    <meta:editing-duration>PT1H2M20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2" meta:paragraph-count="16" meta:word-count="371" meta:character-count="2511" meta:non-whitespace-character-count="2161"/>
  </office:meta>
</office:document-meta>
</file>